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84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260.36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56.81pt"/>
    </style:style>
    <style:style style:name="co8" style:family="table-column">
      <style:table-column-properties fo:break-before="auto" style:column-width="92.64pt"/>
    </style:style>
    <style:style style:name="co9" style:family="table-column">
      <style:table-column-properties fo:break-before="auto" style:column-width="91.3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/>
      <table:table table:name="Sparc-Insn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46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ce31"/>
        <table:table-column table:style-name="co1" table:default-cell-style-name="Default"/>
        <table:table-column table:style-name="co1" table:default-cell-style-name="ce46"/>
        <table:table-column table:style-name="co1" table:number-columns-repeated="2" table:default-cell-style-name="ce58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4" table:default-cell-style-name="Default"/>
        <table:table-row table:style-name="ro1">
          <table:table-cell table:style-name="ce36" office:value-type="string" calcext:value-type="string">
            <text:p>Opcode</text:p>
          </table:table-cell>
          <table:table-cell table:style-name="ce36" office:value-type="string" calcext:value-type="string">
            <text:p>Format type</text:p>
          </table:table-cell>
          <table:table-cell table:style-name="ce36" office:value-type="string" calcext:value-type="string">
            <text:p>Format Value</text:p>
          </table:table-cell>
          <table:table-cell table:style-name="ce36" office:value-type="string" calcext:value-type="string">
            <text:p>Other field</text:p>
          </table:table-cell>
          <table:table-cell table:style-name="ce36" office:value-type="string" calcext:value-type="string">
            <text:p>Value</text:p>
          </table:table-cell>
          <table:table-cell table:style-name="ce36" office:value-type="string" calcext:value-type="string">
            <text:p>Operation</text:p>
          </table:table-cell>
          <table:table-cell table:style-name="ce47" office:value-type="string" calcext:value-type="string">
            <text:p>Sparc V8 Manual main description page</text:p>
          </table:table-cell>
          <table:table-cell table:style-name="ce47" office:value-type="string" calcext:value-type="string">
            <text:p>Sparc V8 Manual main description Chapter reference</text:p>
          </table:table-cell>
          <table:table-cell table:style-name="ce36" office:value-type="string" calcext:value-type="string">
            <text:p>Insn Category</text:p>
          </table:table-cell>
          <table:table-cell table:style-name="ce36" office:value-type="string" calcext:value-type="string">
            <text:p>Insn Category Index</text:p>
          </table:table-cell>
          <table:table-cell table:style-name="ce36" office:value-type="string" calcext:value-type="string">
            <text:p>Format Index</text:p>
          </table:table-cell>
          <table:table-cell table:style-name="ce30" office:value-type="string" calcext:value-type="string">
            <text:p>Processing Status</text:p>
          </table:table-cell>
          <table:table-cell table:style-name="ce30" office:value-type="string" calcext:value-type="string">
            <text:p>Privilege</text:p>
          </table:table-cell>
          <table:table-cell table:style-name="ce36" office:value-type="string" calcext:value-type="string">
            <text:p>Notes</text:p>
          </table:table-cell>
          <table:table-cell table:style-name="ce47" office:value-type="string" calcext:value-type="string">
            <text:p>Register Type, if any</text:p>
          </table:table-cell>
          <table:table-cell table:style-name="ce36" office:value-type="string" calcext:value-type="string">
            <text:p>ASM Rator Syntax</text:p>
          </table:table-cell>
          <table:table-cell table:style-name="ce36" office:value-type="string" calcext:value-type="string">
            <text:p>Num Args</text:p>
          </table:table-cell>
          <table:table-cell table:style-name="ce61" office:value-type="string" calcext:value-type="string">
            <text:p>ASM Arg 1</text:p>
          </table:table-cell>
          <table:table-cell table:style-name="ce61" office:value-type="string" calcext:value-type="string">
            <text:p>ASM Arg 2</text:p>
          </table:table-cell>
          <table:table-cell table:style-name="ce61" office:value-type="string" calcext:value-type="string">
            <text:p>ASM Arg 3</text:p>
          </table:table-cell>
          <table:table-cell table:style-name="ce61" office:value-type="string" calcext:value-type="string">
            <text:p>ASM Arg 4</text:p>
          </table:table-cell>
          <table:table-cell table:style-name="ce61" office:value-type="string" calcext:value-type="string">
            <text:p>END</text:p>
          </table:table-cell>
          <table:table-cell table:style-name="ce61" table:number-columns-repeated="1002"/>
        </table:table-row>
        <table:table-row table:style-name="ro2">
          <table:table-cell office:value-type="string" calcext:value-type="string">
            <text:p>STB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1" calcext:value-type="float">
            <text:p>0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Byte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])" office:value-type="string" office:string-value="stba" calcext:value-type="string">
            <text:p>st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0" calcext:value-type="float">
            <text:p>0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Half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3])" office:value-type="string" office:string-value="stha" calcext:value-type="string">
            <text:p>st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0" calcext:value-type="float">
            <text:p>0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4])" office:value-type="string" office:string-value="sta" calcext:value-type="string">
            <text:p>s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A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1" calcext:value-type="float">
            <text:p>0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5])" office:value-type="string" office:string-value="stda " calcext:value-type="string">
            <text:p>st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ETHI</text:p>
          </table:table-cell>
          <table:table-cell table:style-name="ce31" office:value-type="string" calcext:value-type="string">
            <text:p>op2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table:number-columns-repeated="2"/>
          <table:table-cell office:value-type="string" calcext:value-type="string">
            <text:p>Set High-Order 22 bit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2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t22, %hi (value)</text:p>
          </table:table-cell>
          <table:table-cell office:value-type="string" calcext:value-type="string">
            <text:p>nr</text:p>
          </table:table-cell>
          <table:table-cell table:formula="of:=LOWER([.A6])" office:value-type="string" office:string-value="sethi" calcext:value-type="string">
            <text:p>set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22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OP</text:p>
          </table:table-cell>
          <table:table-cell table:style-name="ce31" office:value-type="string" calcext:value-type="string">
            <text:p>op2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table:number-columns-repeated="2"/>
          <table:table-cell office:value-type="string" calcext:value-type="string">
            <text:p>No Operation, argument is ignored.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1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23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case of SETHI with rd = 0 and imm22=0</text:p>
          </table:table-cell>
          <table:table-cell office:value-type="string" calcext:value-type="string">
            <text:p>n</text:p>
          </table:table-cell>
          <table:table-cell table:formula="of:=LOWER([.A7])" office:value-type="string" office:string-value="nop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" calcext:value-type="float">
            <text:p>00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8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" calcext:value-type="float">
            <text:p>00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9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" calcext:value-type="float">
            <text:p>0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10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" calcext:value-type="float">
            <text:p>0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11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0" calcext:value-type="float">
            <text:p>0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12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" calcext:value-type="float">
            <text:p>0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13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Double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Floating-point State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g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0" calcext:value-type="float">
            <text:p>1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11" calcext:value-type="float">
            <text:p>1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SR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1" calcext:value-type="float">
            <text:p>1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g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" calcext:value-type="float">
            <text:p>0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0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" calcext:value-type="float">
            <text:p>0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1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" calcext:value-type="float">
            <text:p>0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2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" calcext:value-type="float">
            <text:p>0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3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n</text:p>
          </table:table-cell>
          <table:table-cell table:formula="of:=LOWER([.A24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n</text:p>
          </table:table-cell>
          <table:table-cell table:formula="of:=LOWER([.A25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Floating-point State Regist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26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Q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27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0" calcext:value-type="float">
            <text:p>1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n</text:p>
          </table:table-cell>
          <table:table-cell table:formula="of:=LOWER([.A28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1" calcext:value-type="float">
            <text:p>1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n</text:p>
          </table:table-cell>
          <table:table-cell table:formula="of:=LOWER([.A29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1" calcext:value-type="float">
            <text:p>1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30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Q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0" calcext:value-type="float">
            <text:p>1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31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" calcext:value-type="float">
            <text:p>00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32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" calcext:value-type="float">
            <text:p>0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33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" calcext:value-type="float">
            <text:p>0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34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" calcext:value-type="float">
            <text:p>0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35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1" calcext:value-type="float">
            <text:p>0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36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" calcext:value-type="float">
            <text:p>0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37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" calcext:value-type="float">
            <text:p>01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38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" calcext:value-type="float">
            <text:p>0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39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0" calcext:value-type="float">
            <text:p>0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40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" calcext:value-type="float">
            <text:p>0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41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" calcext:value-type="float">
            <text:p>0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42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" calcext:value-type="float">
            <text:p>0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43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1" calcext:value-type="float">
            <text:p>0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44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L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45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46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47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0" calcext:value-type="float">
            <text:p>0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48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" calcext:value-type="float">
            <text:p>0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49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" calcext:value-type="float">
            <text:p>00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50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" calcext:value-type="float">
            <text:p>01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51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52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T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0" calcext:value-type="float">
            <text:p>1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53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" calcext:value-type="float">
            <text:p>0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54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0" calcext:value-type="float">
            <text:p>0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55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" calcext:value-type="float">
            <text:p>00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56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" calcext:value-type="float">
            <text:p>01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57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58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T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59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ULS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60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" calcext:value-type="float">
            <text:p>00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61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" calcext:value-type="float">
            <text:p>00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62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" calcext:value-type="float">
            <text:p>0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63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" calcext:value-type="float">
            <text:p>01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64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" calcext:value-type="float">
            <text:p>001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65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" calcext:value-type="float">
            <text:p>00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66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" calcext:value-type="float">
            <text:p>011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67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1" calcext:value-type="float">
            <text:p>01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68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VE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0" calcext:value-type="float">
            <text:p>11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69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STORE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1" calcext:value-type="float">
            <text:p>11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70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MP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0" calcext:value-type="float">
            <text:p>11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71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TT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1" calcext:value-type="float">
            <text:p>11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72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73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74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75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76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77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78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79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80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U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81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U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82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C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83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84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PO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85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G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86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C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87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88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USH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1011" calcext:value-type="float">
            <text:p>11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89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 table:number-rows-repeated="52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1" table:number-columns-repeated="2"/>
          <table:table-cell table:number-columns-repeated="1016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loext:min-decimal-places="0" number:min-integer-digits="4"/>
    </number:number-style>
    <number:number-style style:name="N124">
      <number:number number:decimal-places="0" loext:min-decimal-places="0" number:min-integer-digits="2"/>
    </number:number-style>
    <number:number-style style:name="N125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75%" style:table-centering="both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6:02:00.9740453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5T16:03:08.211261858</dc:date>
    <meta:editing-duration>P3DT10H1M32S</meta:editing-duration>
    <meta:editing-cycles>333</meta:editing-cycles>
    <meta:generator>LibreOffice/6.0.7.3$Linux_X86_64 LibreOffice_project/00m0$Build-3</meta:generator>
    <meta:document-statistic meta:table-count="1" meta:cell-count="1759" meta:object-count="0"/>
  </office:meta>
</office:document-meta>
</file>